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Comic Sans MS" style:text-underline-style="solid" style:text-underline-width="auto" style:text-underline-color="font-color" fo:font-weight="bold" officeooo:rsid="000a1a7b" officeooo:paragraph-rsid="0018d6ae" fo:background-color="#ff800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auto" style:text-underline-color="font-color" fo:font-weight="bold" officeooo:rsid="000a1a7b" officeooo:paragraph-rsid="0018d6ae" style:font-size-asian="18pt" style:font-weight-asian="bold" style:font-size-complex="18pt" style:font-weight-complex="bold"/>
    </style:style>
    <style:style style:name="T1" style:family="text">
      <style:text-properties officeooo:rsid="006216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 em vídeo</text:p>
      <text:p text:style-name="P2">HTML5 e CSS3 – <text:span text:style-name="T1">módulo 02</text:span></text:p>
      <text:list xml:id="list312136228" text:style-name="L1">
        <text:list-item>
          <text:p text:style-name="P1">Capítulo 1 Aula 0 – O que vamos aprender no módulo 01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21:26:31.917033747</meta:creation-date>
    <dc:date>2021-07-26T21:27:07.897308667</dc:date>
    <meta:editing-duration>PT36S</meta:editing-duration>
    <meta:editing-cycles>1</meta:editing-cycles>
    <meta:document-statistic meta:table-count="0" meta:image-count="0" meta:object-count="0" meta:page-count="1" meta:paragraph-count="3" meta:word-count="20" meta:character-count="94" meta:non-whitespace-character-count="76"/>
    <meta:generator>LibreOffice/6.1.5.2$Linux_X86_64 LibreOffice_project/10$Build-2</meta:generator>
  </office:meta>
</office:document-meta>
</file>